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3in" svg:height="3.5453in" svg:x="6.274in" svg:y="2.2382in">
            <draw:object draw:notify-on-update-of-ranges="Sheet1.C14:Sheet1.C14 Sheet1.C15:Sheet1.C25 Sheet1.D14:Sheet1.D14 Sheet1.D15:Sheet1.D25 Sheet1.E14:Sheet1.E14 Sheet1.E15:Sheet1.E25 Sheet1.F14:Sheet1.F14 Sheet1.F15:Sheet1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kern</text:p>
          </table:table-cell>
          <table:table-cell office:value-type="string">
            <text:p>cake0 exec</text:p>
          </table:table-cell>
          <table:table-cell office:value-type="string">
            <text:p>cake1 exec</text:p>
          </table:table-cell>
          <table:table-cell office:value-type="string">
            <text:p>cake2 exec</text:p>
          </table:table-cell>
          <table:table-cell office:value-type="string">
            <text:p>cake3 exec</text:p>
          </table:table-cell>
          <table:table-cell office:value-type="string">
            <text:p>cake0 setup</text:p>
          </table:table-cell>
          <table:table-cell office:value-type="string">
            <text:p>cake1 setup</text:p>
          </table:table-cell>
          <table:table-cell office:value-type="string">
            <text:p>cake2 setup</text:p>
          </table:table-cell>
          <table:table-cell office:value-type="string">
            <text:p>cake3 setup</text:p>
          </table:table-cell>
        </table:table-row>
        <table:table-row table:style-name="ro1"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5.92482">
            <text:p>5.92482</text:p>
          </table:table-cell>
          <table:table-cell office:value-type="float" office:value="5.923854">
            <text:p>5.923854</text:p>
          </table:table-cell>
          <table:table-cell office:value-type="float" office:value="5.9502175">
            <text:p>5.9502175</text:p>
          </table:table-cell>
          <table:table-cell office:value-type="float" office:value="5.558431">
            <text:p>5.558431</text:p>
          </table:table-cell>
          <table:table-cell office:value-type="float" office:value="17.0254965">
            <text:p>17.0254965</text:p>
          </table:table-cell>
          <table:table-cell office:value-type="float" office:value="17.3028875">
            <text:p>17.3028875</text:p>
          </table:table-cell>
          <table:table-cell office:value-type="float" office:value="16.9894145">
            <text:p>16.9894145</text:p>
          </table:table-cell>
          <table:table-cell office:value-type="float" office:value="17.2992915">
            <text:p>17.2992915</text:p>
          </table:table-cell>
        </table:table-row>
        <table:table-row table:style-name="ro1"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6.231083">
            <text:p>6.231083</text:p>
          </table:table-cell>
          <table:table-cell office:value-type="float" office:value="6.2342805">
            <text:p>6.2342805</text:p>
          </table:table-cell>
          <table:table-cell office:value-type="float" office:value="6.325715">
            <text:p>6.325715</text:p>
          </table:table-cell>
          <table:table-cell office:value-type="float" office:value="5.978317">
            <text:p>5.978317</text:p>
          </table:table-cell>
          <table:table-cell office:value-type="float" office:value="17.0367385">
            <text:p>17.0367385</text:p>
          </table:table-cell>
          <table:table-cell office:value-type="float" office:value="17.2857265">
            <text:p>17.2857265</text:p>
          </table:table-cell>
          <table:table-cell office:value-type="float" office:value="16.9799715">
            <text:p>16.9799715</text:p>
          </table:table-cell>
          <table:table-cell office:value-type="float" office:value="17.2872845">
            <text:p>17.2872845</text:p>
          </table:table-cell>
        </table:table-row>
        <table:table-row table:style-name="ro1"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5.024417">
            <text:p>5.024417</text:p>
          </table:table-cell>
          <table:table-cell office:value-type="float" office:value="4.821334">
            <text:p>4.821334</text:p>
          </table:table-cell>
          <table:table-cell office:value-type="float" office:value="4.9342005">
            <text:p>4.9342005</text:p>
          </table:table-cell>
          <table:table-cell office:value-type="float" office:value="4.6892645">
            <text:p>4.6892645</text:p>
          </table:table-cell>
          <table:table-cell office:value-type="float" office:value="17.1955875">
            <text:p>17.1955875</text:p>
          </table:table-cell>
          <table:table-cell office:value-type="float" office:value="17.3922485">
            <text:p>17.3922485</text:p>
          </table:table-cell>
          <table:table-cell office:value-type="float" office:value="17.2021895">
            <text:p>17.2021895</text:p>
          </table:table-cell>
          <table:table-cell office:value-type="float" office:value="17.2596115">
            <text:p>17.259611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13.047306">
            <text:p>13.047306</text:p>
          </table:table-cell>
          <table:table-cell office:value-type="float" office:value="12.94686">
            <text:p>12.94686</text:p>
          </table:table-cell>
          <table:table-cell office:value-type="float" office:value="13.052305">
            <text:p>13.052305</text:p>
          </table:table-cell>
          <table:table-cell office:value-type="float" office:value="12.9760485">
            <text:p>12.9760485</text:p>
          </table:table-cell>
          <table:table-cell office:value-type="float" office:value="17.215839">
            <text:p>17.215839</text:p>
          </table:table-cell>
          <table:table-cell office:value-type="float" office:value="17.688656">
            <text:p>17.688656</text:p>
          </table:table-cell>
          <table:table-cell office:value-type="float" office:value="17.215167">
            <text:p>17.215167</text:p>
          </table:table-cell>
          <table:table-cell office:value-type="float" office:value="17.6455175">
            <text:p>17.645517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13.907538">
            <text:p>13.907538</text:p>
          </table:table-cell>
          <table:table-cell office:value-type="float" office:value="13.7487715">
            <text:p>13.7487715</text:p>
          </table:table-cell>
          <table:table-cell office:value-type="float" office:value="13.758232">
            <text:p>13.758232</text:p>
          </table:table-cell>
          <table:table-cell office:value-type="float" office:value="13.630869">
            <text:p>13.630869</text:p>
          </table:table-cell>
          <table:table-cell office:value-type="float" office:value="17.272168">
            <text:p>17.272168</text:p>
          </table:table-cell>
          <table:table-cell office:value-type="float" office:value="17.724864">
            <text:p>17.724864</text:p>
          </table:table-cell>
          <table:table-cell office:value-type="float" office:value="17.267336">
            <text:p>17.267336</text:p>
          </table:table-cell>
          <table:table-cell office:value-type="float" office:value="17.6861995">
            <text:p>17.686199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14.6523095">
            <text:p>14.6523095</text:p>
          </table:table-cell>
          <table:table-cell office:value-type="float" office:value="14.588359">
            <text:p>14.588359</text:p>
          </table:table-cell>
          <table:table-cell office:value-type="float" office:value="14.5733475">
            <text:p>14.5733475</text:p>
          </table:table-cell>
          <table:table-cell office:value-type="float" office:value="14.4918235">
            <text:p>14.4918235</text:p>
          </table:table-cell>
          <table:table-cell office:value-type="float" office:value="17.2720525">
            <text:p>17.2720525</text:p>
          </table:table-cell>
          <table:table-cell office:value-type="float" office:value="17.715001">
            <text:p>17.715001</text:p>
          </table:table-cell>
          <table:table-cell office:value-type="float" office:value="17.2422885">
            <text:p>17.2422885</text:p>
          </table:table-cell>
          <table:table-cell office:value-type="float" office:value="17.689378">
            <text:p>17.689378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025155">
            <text:p>0.0025155</text:p>
          </table:table-cell>
          <table:table-cell office:value-type="float" office:value="0.0024765">
            <text:p>0.0024765</text:p>
          </table:table-cell>
          <table:table-cell office:value-type="float" office:value="0.0024505">
            <text:p>0.0024505</text:p>
          </table:table-cell>
          <table:table-cell office:value-type="float" office:value="0.002666">
            <text:p>0.002666</text:p>
          </table:table-cell>
          <table:table-cell office:value-type="float" office:value="17.0919845">
            <text:p>17.0919845</text:p>
          </table:table-cell>
          <table:table-cell office:value-type="float" office:value="17.379928">
            <text:p>17.379928</text:p>
          </table:table-cell>
          <table:table-cell office:value-type="float" office:value="17.0879835">
            <text:p>17.0879835</text:p>
          </table:table-cell>
          <table:table-cell office:value-type="float" office:value="17.370125">
            <text:p>17.37012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1.33109">
            <text:p>1.33109</text:p>
          </table:table-cell>
          <table:table-cell office:value-type="float" office:value="1.3310785">
            <text:p>1.3310785</text:p>
          </table:table-cell>
          <table:table-cell office:value-type="float" office:value="1.3305705">
            <text:p>1.3305705</text:p>
          </table:table-cell>
          <table:table-cell office:value-type="float" office:value="1.3305995">
            <text:p>1.3305995</text:p>
          </table:table-cell>
          <table:table-cell office:value-type="float" office:value="17.036055">
            <text:p>17.036055</text:p>
          </table:table-cell>
          <table:table-cell office:value-type="float" office:value="17.3471315">
            <text:p>17.3471315</text:p>
          </table:table-cell>
          <table:table-cell office:value-type="float" office:value="16.995061">
            <text:p>16.995061</text:p>
          </table:table-cell>
          <table:table-cell office:value-type="float" office:value="17.3020215">
            <text:p>17.302021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1.377569">
            <text:p>1.377569</text:p>
          </table:table-cell>
          <table:table-cell office:value-type="float" office:value="1.376619">
            <text:p>1.376619</text:p>
          </table:table-cell>
          <table:table-cell office:value-type="float" office:value="1.3782265">
            <text:p>1.3782265</text:p>
          </table:table-cell>
          <table:table-cell office:value-type="float" office:value="1.3743735">
            <text:p>1.3743735</text:p>
          </table:table-cell>
          <table:table-cell office:value-type="float" office:value="16.994026">
            <text:p>16.994026</text:p>
          </table:table-cell>
          <table:table-cell office:value-type="float" office:value="17.304681">
            <text:p>17.304681</text:p>
          </table:table-cell>
          <table:table-cell office:value-type="float" office:value="16.982218">
            <text:p>16.982218</text:p>
          </table:table-cell>
          <table:table-cell office:value-type="float" office:value="17.286238">
            <text:p>17.286238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4.5747715">
            <text:p>4.5747715</text:p>
          </table:table-cell>
          <table:table-cell office:value-type="float" office:value="4.5704735">
            <text:p>4.5704735</text:p>
          </table:table-cell>
          <table:table-cell office:value-type="float" office:value="4.5649005">
            <text:p>4.5649005</text:p>
          </table:table-cell>
          <table:table-cell office:value-type="float" office:value="4.5741995">
            <text:p>4.5741995</text:p>
          </table:table-cell>
          <table:table-cell office:value-type="float" office:value="17.060809">
            <text:p>17.060809</text:p>
          </table:table-cell>
          <table:table-cell office:value-type="float" office:value="17.3249905">
            <text:p>17.3249905</text:p>
          </table:table-cell>
          <table:table-cell office:value-type="float" office:value="17.034892">
            <text:p>17.034892</text:p>
          </table:table-cell>
          <table:table-cell office:value-type="float" office:value="17.3484805">
            <text:p>17.348480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313368">
            <text:p>0.313368</text:p>
          </table:table-cell>
          <table:table-cell office:value-type="float" office:value="0.3128695">
            <text:p>0.3128695</text:p>
          </table:table-cell>
          <table:table-cell office:value-type="float" office:value="0.3122155">
            <text:p>0.3122155</text:p>
          </table:table-cell>
          <table:table-cell office:value-type="float" office:value="0.310998">
            <text:p>0.310998</text:p>
          </table:table-cell>
          <table:table-cell office:value-type="float" office:value="16.940145">
            <text:p>16.940145</text:p>
          </table:table-cell>
          <table:table-cell office:value-type="float" office:value="17.223866">
            <text:p>17.223866</text:p>
          </table:table-cell>
          <table:table-cell office:value-type="float" office:value="16.940365">
            <text:p>16.940365</text:p>
          </table:table-cell>
          <table:table-cell office:value-type="float" office:value="17.2404045">
            <text:p>17.2404045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kernel</text:p>
          </table:table-cell>
          <table:table-cell office:value-type="string">
            <text:p>cake1 speedup</text:p>
          </table:table-cell>
          <table:table-cell office:value-type="string">
            <text:p>cake2 speedup</text:p>
          </table:table-cell>
          <table:table-cell office:value-type="string">
            <text:p>cake3 speedu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lur_hor</text:p>
          </table:table-cell>
          <table:table-cell table:style-name="ce1" table:formula="of:=[.C2]/[.D2]-1" office:value-type="percentage" office:value="0.000163069515217718">
            <text:p>0.02%</text:p>
          </table:table-cell>
          <table:table-cell table:style-name="ce1" table:formula="of:=[.C2]/[.E2]-1" office:value-type="percentage" office:value="-0.00426833136771887">
            <text:p>-0.43%</text:p>
          </table:table-cell>
          <table:table-cell table:style-name="ce1" table:formula="of:=[.C2]/[.F2]-1" office:value-type="percentage" office:value="0.0659159032467978">
            <text:p>6.59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lur_ver</text:p>
          </table:table-cell>
          <table:table-cell table:style-name="ce1" table:formula="of:=[.C3]/[.D3]-1" office:value-type="percentage" office:value="-0.00051288997984611">
            <text:p>-0.05%</text:p>
          </table:table-cell>
          <table:table-cell table:style-name="ce1" table:formula="of:=[.C3]/[.E3]-1" office:value-type="percentage" office:value="-0.0149598899096781">
            <text:p>-1.50%</text:p>
          </table:table-cell>
          <table:table-cell table:style-name="ce1" table:formula="of:=[.C3]/[.F3]-1" office:value-type="percentage" office:value="0.0422804612067242">
            <text:p>4.23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fmma</text:p>
          </table:table-cell>
          <table:table-cell table:style-name="ce1" table:formula="of:=[.C4]/[.D4]-1" office:value-type="percentage" office:value="0.042121744728741">
            <text:p>4.21%</text:p>
          </table:table-cell>
          <table:table-cell table:style-name="ce1" table:formula="of:=[.C4]/[.E4]-1" office:value-type="percentage" office:value="0.0182839144862474">
            <text:p>1.83%</text:p>
          </table:table-cell>
          <table:table-cell table:style-name="ce1" table:formula="of:=[.C4]/[.F4]-1" office:value-type="percentage" office:value="0.071472295921887">
            <text:p>7.15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1</text:p>
          </table:table-cell>
          <table:table-cell table:style-name="ce1" table:formula="of:=[.C5]/[.D5]-1" office:value-type="percentage" office:value="0.00775832904657969">
            <text:p>0.78%</text:p>
          </table:table-cell>
          <table:table-cell table:style-name="ce1" table:formula="of:=[.C5]/[.E5]-1" office:value-type="percentage" office:value="-0.000382997485884662">
            <text:p>-0.04%</text:p>
          </table:table-cell>
          <table:table-cell table:style-name="ce1" table:formula="of:=[.C5]/[.F5]-1" office:value-type="percentage" office:value="0.0054914637533916">
            <text:p>0.55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2</text:p>
          </table:table-cell>
          <table:table-cell table:style-name="ce1" table:formula="of:=[.C6]/[.D6]-1" office:value-type="percentage" office:value="0.011547686278734">
            <text:p>1.15%</text:p>
          </table:table-cell>
          <table:table-cell table:style-name="ce1" table:formula="of:=[.C6]/[.E6]-1" office:value-type="percentage" office:value="0.0108521211155621">
            <text:p>1.09%</text:p>
          </table:table-cell>
          <table:table-cell table:style-name="ce1" table:formula="of:=[.C6]/[.F6]-1" office:value-type="percentage" office:value="0.0202972385693092">
            <text:p>2.03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3</text:p>
          </table:table-cell>
          <table:table-cell table:style-name="ce1" table:formula="of:=[.C7]/[.D7]-1" office:value-type="percentage" office:value="0.00438366645624777">
            <text:p>0.44%</text:p>
          </table:table-cell>
          <table:table-cell table:style-name="ce1" table:formula="of:=[.C7]/[.E7]-1" office:value-type="percentage" office:value="0.00541824724895901">
            <text:p>0.54%</text:p>
          </table:table-cell>
          <table:table-cell table:style-name="ce1" table:formula="of:=[.C7]/[.F7]-1" office:value-type="percentage" office:value="0.0110742447284151">
            <text:p>1.11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ecksum</text:p>
          </table:table-cell>
          <table:table-cell table:style-name="ce1" table:formula="of:=[.C8]/[.D8]-1" office:value-type="percentage" office:value="0.015748031496063">
            <text:p>1.57%</text:p>
          </table:table-cell>
          <table:table-cell table:style-name="ce1" table:formula="of:=[.C8]/[.E8]-1" office:value-type="percentage" office:value="0.0265251989389921">
            <text:p>2.65%</text:p>
          </table:table-cell>
          <table:table-cell table:style-name="ce1" table:formula="of:=[.C8]/[.F8]-1" office:value-type="percentage" office:value="-0.0564516129032259">
            <text:p>-5.65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compute_indexmap</text:p>
          </table:table-cell>
          <table:table-cell table:style-name="ce1" table:formula="of:=[.C9]/[.D9]-1" office:value-type="percentage" office:value="0.00000863961066155383">
            <text:p>0.00%</text:p>
          </table:table-cell>
          <table:table-cell table:style-name="ce1" table:formula="of:=[.C9]/[.E9]-1" office:value-type="percentage" office:value="0.000390434028110676">
            <text:p>0.04%</text:p>
          </table:table-cell>
          <table:table-cell table:style-name="ce1" table:formula="of:=[.C9]/[.F9]-1" office:value-type="percentage" office:value="0.00036863083144123">
            <text:p>0.04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pute_initial_conditions</text:p>
          </table:table-cell>
          <table:table-cell table:style-name="ce1" table:formula="of:=[.C10]/[.D10]-1" office:value-type="percentage" office:value="0.000690096533608742">
            <text:p>0.07%</text:p>
          </table:table-cell>
          <table:table-cell table:style-name="ce1" table:formula="of:=[.C10]/[.E10]-1" office:value-type="percentage" office:value="-0.00047706236964673">
            <text:p>-0.05%</text:p>
          </table:table-cell>
          <table:table-cell table:style-name="ce1" table:formula="of:=[.C10]/[.F10]-1" office:value-type="percentage" office:value="0.00232505938160199">
            <text:p>0.23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olve</text:p>
          </table:table-cell>
          <table:table-cell table:style-name="ce1" table:formula="of:=[.C11]/[.D11]-1" office:value-type="percentage" office:value="0.000940383966781422">
            <text:p>0.09%</text:p>
          </table:table-cell>
          <table:table-cell table:style-name="ce1" table:formula="of:=[.C11]/[.E11]-1" office:value-type="percentage" office:value="0.0021623691469288">
            <text:p>0.22%</text:p>
          </table:table-cell>
          <table:table-cell table:style-name="ce1" table:formula="of:=[.C11]/[.F11]-1" office:value-type="percentage" office:value="0.000125049202598149">
            <text:p>0.01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init_ui</text:p>
          </table:table-cell>
          <table:table-cell table:style-name="ce1" table:formula="of:=[.C12]/[.D12]-1" office:value-type="percentage" office:value="0.00159331606308699">
            <text:p>0.16%</text:p>
          </table:table-cell>
          <table:table-cell table:style-name="ce1" table:formula="of:=[.C12]/[.E12]-1" office:value-type="percentage" office:value="0.00369136061470354">
            <text:p>0.37%</text:p>
          </table:table-cell>
          <table:table-cell table:style-name="ce1" table:formula="of:=[.C12]/[.F12]-1" office:value-type="percentage" office:value="0.00762062778538764">
            <text:p>0.76%</text:p>
          </table:table-cell>
          <table:table-cell table:number-columns-repeated="4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3T21:32:40</dc:date>
    <meta:document-statistic meta:table-count="1" meta:cell-count="168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2.908cm" svg:y="3.706cm" style:legend-expansion="high" chart:style-name="ch2"/>
        <chart:plot-area chart:style-name="ch3" table:cell-range-address="Sheet1.C14:Sheet1.F25" chart:data-source-has-labels="both" svg:x="0.769cm" svg:y="0.855cm" svg:width="11.501cm" svg:height="7.551cm">
          <chartooo:coordinate-region svg:x="2.105cm" svg:y="1.054cm" svg:width="10.165cm" svg:height="7.139cm"/>
          <chart:axis chart:dimension="x" chart:name="primary-x" chart:style-name="ch4" chartooo:axis-type="auto">
            <chartooo:date-scale/>
            <chart:categories table:cell-range-address="Sheet1.C15:Sheet1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5:Sheet1.D25" chart:label-cell-address="Sheet1.D14:Sheet1.D14" chart:class="chart:bar">
            <chart:data-point chart:repeated="11"/>
          </chart:series>
          <chart:series chart:style-name="ch8" chart:values-cell-range-address="Sheet1.E15:Sheet1.E25" chart:label-cell-address="Sheet1.E14:Sheet1.E14" chart:class="chart:bar">
            <chart:data-point chart:repeated="11"/>
          </chart:series>
          <chart:series chart:style-name="ch9" chart:values-cell-range-address="Sheet1.F15:Sheet1.F25" chart:label-cell-address="Sheet1.F14:Sheet1.F1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ke1 speedup</text:p>
                <draw:g>
                  <svg:desc>Sheet1.D14:Sheet1.D14</svg:desc>
                </draw:g>
              </table:table-cell>
              <table:table-cell office:value-type="string">
                <text:p>cake2 speedup</text:p>
                <draw:g>
                  <svg:desc>Sheet1.E14:Sheet1.E14</svg:desc>
                </draw:g>
              </table:table-cell>
              <table:table-cell office:value-type="string">
                <text:p>cake3 speedup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_hor</text:p>
                <draw:g>
                  <svg:desc>Sheet1.C15:Sheet1.C25</svg:desc>
                </draw:g>
              </table:table-cell>
              <table:table-cell office:value-type="float" office:value="0.000163069515217718">
                <text:p>0.000163069515217718</text:p>
                <draw:g>
                  <svg:desc>Sheet1.D15:Sheet1.D25</svg:desc>
                </draw:g>
              </table:table-cell>
              <table:table-cell office:value-type="float" office:value="-0.00426833136771887">
                <text:p>-0.00426833136771887</text:p>
                <draw:g>
                  <svg:desc>Sheet1.E15:Sheet1.E25</svg:desc>
                </draw:g>
              </table:table-cell>
              <table:table-cell office:value-type="float" office:value="0.0659159032467978">
                <text:p>0.0659159032467978</text:p>
                <draw:g>
                  <svg:desc>Sheet1.F15:Sheet1.F25</svg:desc>
                </draw:g>
              </table:table-cell>
            </table:table-row>
            <table:table-row>
              <table:table-cell office:value-type="string">
                <text:p>blur_ver</text:p>
              </table:table-cell>
              <table:table-cell office:value-type="float" office:value="-0.00051288997984611">
                <text:p>-0.00051288997984611</text:p>
              </table:table-cell>
              <table:table-cell office:value-type="float" office:value="-0.0149598899096781">
                <text:p>-0.0149598899096781</text:p>
              </table:table-cell>
              <table:table-cell office:value-type="float" office:value="0.0422804612067242">
                <text:p>0.0422804612067242</text:p>
              </table:table-cell>
            </table:table-row>
            <table:table-row>
              <table:table-cell office:value-type="string">
                <text:p>fmma</text:p>
              </table:table-cell>
              <table:table-cell office:value-type="float" office:value="0.042121744728741">
                <text:p>0.042121744728741</text:p>
              </table:table-cell>
              <table:table-cell office:value-type="float" office:value="0.0182839144862474">
                <text:p>0.0182839144862474</text:p>
              </table:table-cell>
              <table:table-cell office:value-type="float" office:value="0.071472295921887">
                <text:p>0.071472295921887</text:p>
              </table:table-cell>
            </table:table-row>
            <table:table-row>
              <table:table-cell office:value-type="string">
                <text:p>cffts1</text:p>
              </table:table-cell>
              <table:table-cell office:value-type="float" office:value="0.00775832904657969">
                <text:p>0.00775832904657969</text:p>
              </table:table-cell>
              <table:table-cell office:value-type="float" office:value="-0.000382997485884662">
                <text:p>-0.000382997485884662</text:p>
              </table:table-cell>
              <table:table-cell office:value-type="float" office:value="0.0054914637533916">
                <text:p>0.0054914637533916</text:p>
              </table:table-cell>
            </table:table-row>
            <table:table-row>
              <table:table-cell office:value-type="string">
                <text:p>cffts2</text:p>
              </table:table-cell>
              <table:table-cell office:value-type="float" office:value="0.011547686278734">
                <text:p>0.011547686278734</text:p>
              </table:table-cell>
              <table:table-cell office:value-type="float" office:value="0.0108521211155621">
                <text:p>0.0108521211155621</text:p>
              </table:table-cell>
              <table:table-cell office:value-type="float" office:value="0.0202972385693092">
                <text:p>0.0202972385693092</text:p>
              </table:table-cell>
            </table:table-row>
            <table:table-row>
              <table:table-cell office:value-type="string">
                <text:p>cffts3</text:p>
              </table:table-cell>
              <table:table-cell office:value-type="float" office:value="0.00438366645624777">
                <text:p>0.00438366645624777</text:p>
              </table:table-cell>
              <table:table-cell office:value-type="float" office:value="0.00541824724895901">
                <text:p>0.00541824724895901</text:p>
              </table:table-cell>
              <table:table-cell office:value-type="float" office:value="0.0110742447284151">
                <text:p>0.0110742447284151</text:p>
              </table:table-cell>
            </table:table-row>
            <table:table-row>
              <table:table-cell office:value-type="string">
                <text:p>checksum</text:p>
              </table:table-cell>
              <table:table-cell office:value-type="float" office:value="0.015748031496063">
                <text:p>0.015748031496063</text:p>
              </table:table-cell>
              <table:table-cell office:value-type="float" office:value="0.0265251989389921">
                <text:p>0.0265251989389921</text:p>
              </table:table-cell>
              <table:table-cell office:value-type="float" office:value="-0.0564516129032259">
                <text:p>-0.0564516129032259</text:p>
              </table:table-cell>
            </table:table-row>
            <table:table-row>
              <table:table-cell office:value-type="string">
                <text:p>compute_indexmap</text:p>
              </table:table-cell>
              <table:table-cell office:value-type="float" office:value="0.00000863961066155383">
                <text:p>0.00000863961066155383</text:p>
              </table:table-cell>
              <table:table-cell office:value-type="float" office:value="0.000390434028110676">
                <text:p>0.000390434028110676</text:p>
              </table:table-cell>
              <table:table-cell office:value-type="float" office:value="0.00036863083144123">
                <text:p>0.00036863083144123</text:p>
              </table:table-cell>
            </table:table-row>
            <table:table-row>
              <table:table-cell office:value-type="string">
                <text:p>compute_initial_conditions</text:p>
              </table:table-cell>
              <table:table-cell office:value-type="float" office:value="0.000690096533608742">
                <text:p>0.000690096533608742</text:p>
              </table:table-cell>
              <table:table-cell office:value-type="float" office:value="-0.00047706236964673">
                <text:p>-0.00047706236964673</text:p>
              </table:table-cell>
              <table:table-cell office:value-type="float" office:value="0.00232505938160199">
                <text:p>0.00232505938160199</text:p>
              </table:table-cell>
            </table:table-row>
            <table:table-row>
              <table:table-cell office:value-type="string">
                <text:p>evolve</text:p>
              </table:table-cell>
              <table:table-cell office:value-type="float" office:value="0.000940383966781422">
                <text:p>0.000940383966781422</text:p>
              </table:table-cell>
              <table:table-cell office:value-type="float" office:value="0.0021623691469288">
                <text:p>0.0021623691469288</text:p>
              </table:table-cell>
              <table:table-cell office:value-type="float" office:value="0.000125049202598149">
                <text:p>0.000125049202598149</text:p>
              </table:table-cell>
            </table:table-row>
            <table:table-row>
              <table:table-cell office:value-type="string">
                <text:p>init_ui</text:p>
              </table:table-cell>
              <table:table-cell office:value-type="float" office:value="0.00159331606308699">
                <text:p>0.00159331606308699</text:p>
              </table:table-cell>
              <table:table-cell office:value-type="float" office:value="0.00369136061470354">
                <text:p>0.00369136061470354</text:p>
              </table:table-cell>
              <table:table-cell office:value-type="float" office:value="0.00762062778538764">
                <text:p>0.00762062778538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